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15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I52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2">
          <table:table-cell table:style-name="ce10"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50" calcext:value-type="float">
            <text:p>5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400" calcext:value-type="float">
            <text:p>4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400" calcext:value-type="float">
            <text:p>4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400" calcext:value-type="float">
            <text:p>4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Gold</text:p>
          </table:table-cell>
          <table:table-cell table:style-name="ce90" office:value-type="float" office:value="400" calcext:value-type="float">
            <text:p>4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152" office:value-type="float" office:value="50" calcext:value-type="float">
            <text:p>5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2</text:p>
          </table:table-cell>
          <table:table-cell table:style-name="ce97" office:value-type="float" office:value="500" calcext:value-type="float">
            <text:p>5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3</text:p>
          </table:table-cell>
          <table:table-cell table:style-name="ce101" office:value-type="float" office:value="500" calcext:value-type="float">
            <text:p>5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150" calcext:value-type="float">
            <text:p>15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125" office:value-type="float" office:value="50" calcext:value-type="float">
            <text:p>5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126" office:value-type="float" office:value="50" calcext:value-type="float">
            <text:p>5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Q2 Feuille1.O23:Feuille1.P37 Feuille1.H2:Feuille1.H4 Feuille1.R2:Feuille1.R4 Feuille1.H23:Feuille1.H28 Feuille1.R23:Feuille1.S37 Feuille1.H30:Feuille1.H35 Feuille1.H37:Feuille1.H37 Feuille1.B19:Feuille1.M21 Feuille1.O19:Feuille1.Q21 Feuille1.R19:Feuille1.S21 Feuille1.B6:Feuille1.F17 Feuille1.G6:Feuille1.G17 Feuille1.I6:Feuille1.Q6 Feuille1.H6:Feuille1.H17 Feuille1.R6:Feuille1.S17 Feuille1.O4:Feuille1.Q4 Feuille1.L3:Feuille1.L4 Feuille1.O3:Feuille1.Q3 Feuille1.O8:Feuille1.Q17 Feuille1.I7:Feuille1.L7 Feuille1.O7:Feuille1.Q7 Feuille1.I29:Feuille1.M30 Feuille1.I8:Feuille1.M17 Feuille1.N8:Feuille1.N8 Feuille1.N10:Feuille1.N10 Feuille1.N12:Feuille1.N12 Feuille1.N14:Feuille1.N14 Feuille1.N16:Feuille1.N16 Feuille1.N18:Feuille1.N18 Feuille1.N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25:Feuille1.Q37">
            <calcext:condition calcext:apply-style-name="Cellule invalide" calcext:value="=&quot;&quot;" calcext:base-cell-address="Feuille1.B2"/>
          </calcext:conditional-format>
          <calcext:conditional-format calcext:target-range-address="Feuille1.B22:Feuille1.M22 Feuille1.O22:Feuille1.S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M18 Feuille1.O18:Feuille1.S18">
            <calcext:condition calcext:apply-style-name="Cellule invalide" calcext:value="=&quot;&quot;" calcext:base-cell-address="Feuille1.B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P57:Feuille1.S59 Feuille1.P53:Feuille1.S55 Feuille1.I53:Feuille1.I53 Feuille1.B41:Feuille1.B41 Feuille1.B46:Feuille1.B47 Feuille1.B57:Feuille1.B57 Feuille1.B53:Feuille1.B53 Feuille1.E45:Feuille1.H47 Feuille1.P45:Feuille1.S47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P52:Feuille1.S52 Feuille1.M52:Feuille1.M52 Feuille1.I52:Feuille1.I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P60:Feuille1.S60 Feuille1.B60:Feuille1.B60 Feuille1.E60:Feuille1.I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P56:Feuille1.S56 Feuille1.B56:Feuille1.B56 Feuille1.E56:Feuille1.I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00:25:39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5T00:25:55.222000000</dc:date>
    <meta:editing-duration>PT3H20M22S</meta:editing-duration>
    <meta:editing-cycles>126</meta:editing-cycles>
    <meta:document-statistic meta:table-count="1" meta:cell-count="1105" meta:object-count="0"/>
  </office:meta>
</office:document-meta>
</file>